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" officeooo:rsid="00112878" officeooo:paragraph-rsid="00112878"/>
    </style:style>
    <style:style style:name="P2" style:family="paragraph" style:parent-style-name="Standard">
      <style:text-properties style:font-name="Noto Sans" fo:font-size="8pt" officeooo:rsid="00112878" officeooo:paragraph-rsid="00112878" style:font-size-asian="8pt" style:font-size-complex="8pt"/>
    </style:style>
    <style:style style:name="P3" style:family="paragraph" style:parent-style-name="Standard" style:list-style-name="L1">
      <style:text-properties style:font-name="Noto Sans" officeooo:rsid="00112878" officeooo:paragraph-rsid="00112878"/>
    </style:style>
    <style:style style:name="P4" style:family="paragraph" style:parent-style-name="Standard" style:list-style-name="L2">
      <style:text-properties style:font-name="Noto Sans" officeooo:rsid="00112878" officeooo:paragraph-rsid="0013a15d"/>
    </style:style>
    <style:style style:name="P5" style:family="paragraph" style:parent-style-name="Standard" style:list-style-name="L2">
      <style:text-properties style:font-name="Noto Sans" officeooo:rsid="00112878" officeooo:paragraph-rsid="0016a29a"/>
    </style:style>
    <style:style style:name="P6" style:family="paragraph" style:parent-style-name="Standard" style:list-style-name="L2">
      <style:text-properties style:font-name="Noto Sans" officeooo:rsid="00112878" officeooo:paragraph-rsid="00176f43"/>
    </style:style>
    <style:style style:name="P7" style:family="paragraph" style:parent-style-name="Standard" style:list-style-name="L3">
      <style:text-properties style:font-name="Noto Sans" officeooo:rsid="00112878" officeooo:paragraph-rsid="00112878"/>
    </style:style>
    <style:style style:name="P8" style:family="paragraph" style:parent-style-name="Standard" style:list-style-name="L3">
      <style:text-properties style:font-name="Noto Sans" officeooo:rsid="00112878" officeooo:paragraph-rsid="0019d3a7"/>
    </style:style>
    <style:style style:name="P9" style:family="paragraph" style:parent-style-name="Standard" style:list-style-name="L4">
      <style:text-properties style:font-name="Noto Sans" officeooo:rsid="00112878" officeooo:paragraph-rsid="00112878"/>
    </style:style>
    <style:style style:name="P10" style:family="paragraph" style:parent-style-name="Standard" style:list-style-name="L2">
      <style:text-properties style:font-name="Noto Sans" fo:font-weight="normal" officeooo:rsid="00112878" officeooo:paragraph-rsid="0013a15d" style:font-weight-asian="normal" style:font-weight-complex="normal"/>
    </style:style>
    <style:style style:name="P11" style:family="paragraph" style:parent-style-name="Standard" style:list-style-name="L2">
      <style:text-properties style:font-name="Noto Sans" officeooo:rsid="00176f43" officeooo:paragraph-rsid="00176f43"/>
    </style:style>
    <style:style style:name="P12" style:family="paragraph" style:parent-style-name="Standard" style:list-style-name="L2">
      <style:text-properties style:font-name="Noto Sans" officeooo:rsid="00185d4d" officeooo:paragraph-rsid="00185d4d"/>
    </style:style>
    <style:style style:name="T1" style:family="text">
      <style:text-properties officeooo:rsid="00112878"/>
    </style:style>
    <style:style style:name="T2" style:family="text">
      <style:text-properties officeooo:rsid="00176f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shit works</text:p>
      <text:p text:style-name="P1"/>
      <text:p text:style-name="P1">Definitions:</text:p>
      <text:list xml:id="list1122216113" text:style-name="L1">
        <text:list-item>
          <text:p text:style-name="P3">Module: a standalone js file</text:p>
        </text:list-item>
        <text:list-item>
          <text:p text:style-name="P3">Element: a module that loads a custom element</text:p>
        </text:list-item>
      </text:list>
      <text:p text:style-name="P1"/>
      <text:list xml:id="list4107259856" text:style-name="L2">
        <text:list-item>
          <text:p text:style-name="P4">Modules can assume that backbone.js has executed</text:p>
        </text:list-item>
        <text:list-item>
          <text:p text:style-name="P10">Modules are packaged into standalone js files.</text:p>
        </text:list-item>
        <text:list-item>
          <text:p text:style-name="P4">As files are loaded async, other than backbone.js, there are no execution order guarantees.</text:p>
          <text:list>
            <text:list-item>
              <text:p text:style-name="P5">Use Elements.get to load any dependancies</text:p>
            </text:list-item>
            <text:list-item>
              <text:p text:style-name="P5">Await a Elements.get call to wait until those dependancies are loaded</text:p>
            </text:list-item>
          </text:list>
        </text:list-item>
        <text:list-item>
          <text:p text:style-name="P5">Modules must to call either Elements.load or Elements.loaded eventually</text:p>
          <text:list>
            <text:list-item>
              <text:p text:style-name="P5">Elements should call Elements.load, which loads any needed templates and then registers the element</text:p>
            </text:list-item>
            <text:list-item>
              <text:p text:style-name="P5">Non-Element modules should call Elements.loaded, this registers module as loaded.</text:p>
            </text:list-item>
          </text:list>
        </text:list-item>
        <text:list-item>
          <text:p text:style-name="P5">Elements should inherit from Elements.elements.backbone or Elements.elements.backbone2. <text:span text:style-name="T2">T</text:span>his is required for setUpAttrPropertyLink to work.</text:p>
        </text:list-item>
        <text:list-item>
          <text:p text:style-name="P6">Modules should correctly declare their dependencies in elementsManifest.json</text:p>
          <text:p text:style-name="P6">This is required for network optimization</text:p>
        </text:list-item>
        <text:list-item>
          <text:p text:style-name="P6">Elements should fully support custom element upgrading.</text:p>
          <text:list>
            <text:list-item>
              <text:p text:style-name="P6">Backbone 1: </text:p>
              <text:list>
                <text:list-item>
                  <text:p text:style-name="P6">This unfortunately means that generally ES6 class getter/setter pairs can't be used, and instead need to be declared through Object.defineProperty</text:p>
                </text:list-item>
              </text:list>
            </text:list-item>
            <text:list-item>
              <text:p text:style-name="P11">Backbone 2:</text:p>
              <text:list>
                <text:list-item>
                  <text:p text:style-name="P12"><text:span text:style-name="T1">E</text:span>S6 class getter/setters can be used, however, the previous value before upgrading are deleted. Restore them with applyPriorProperty/applyPriorProperties</text:p>
                </text:list-item>
              </text:list>
            </text:list-item>
          </text:list>
        </text:list-item>
        <text:list-item>
          <text:p text:style-name="P6">Due to bugs in chrome, within the constructor, within arrow functions, self should be used instead of this</text:p>
        </text:list-item>
      </text:list>
      <text:p text:style-name="P1"/>
      <text:p text:style-name="P1">Project Requirements:</text:p>
      <text:list xml:id="list1277812299" text:style-name="L3">
        <text:list-item>
          <text:p text:style-name="P7">Every method must have a jsdoc, unless:</text:p>
          <text:list>
            <text:list-item>
              <text:p text:style-name="P8">The method will show up as global, even if the @private tag is Used</text:p>
            </text:list-item>
            <text:list-item>
              <text:p text:style-name="P8">The method is deprecated</text:p>
            </text:list-item>
          </text:list>
        </text:list-item>
        <text:list-item>
          <text:p text:style-name="P7">Every js file must use strict mode</text:p>
        </text:list-item>
      </text:list>
      <text:p text:style-name="P1"/>
      <text:p text:style-name="P1">Manifest format:</text:p>
      <text:p text:style-name="P2">"require-name": {</text:p>
      <text:p text:style-name="P2"><text:tab/>"type": "element", // ["element"|"module"] Defines resoultion behaviour</text:p>
      <text:p text:style-name="P2"><text:tab/>"requires": ["element", "dependancies"], // Things that this will require()</text:p>
      <text:p text:style-name="P2"><text:tab/>"templates": ["kerbalEditorTemplate.html"], // Templates used by this elements</text:p>
      <text:p text:style-name="P2"><text:tab/>"css": ["kerbalEditor.css"], // CSS used by this (needs service worker to take advantage of)</text:p>
      <text:p text:style-name="P2"><text:soft-page-break/><text:tab/>"resources": ["warning.svg"], // Other files used by this (needs service worker to take advantage of)</text:p>
      <text:p text:style-name="P2"><text:tab/>"provides": ["kerbal-editor"], // Useful for meta-packages and modules</text:p>
      <text:p text:style-name="P2"><text:tab/>// Maybe I can require a element, and the dependancy system automatically finds the appropriate file</text:p>
      <text:p text:style-name="P2"><text:tab/>// And includes it?</text:p>
      <text:p text:style-name="P2">},</text:p>
      <text:p text:style-name="P2"/>
      <text:p text:style-name="P1">TODO:</text:p>
      <text:list xml:id="list3098600879" text:style-name="L4">
        <text:list-item>
          <text:p text:style-name="P9">kerbal-editor-group:</text:p>
        </text:list-item>
        <text:list-item>
          <text:p text:style-name="P9">Add kerbals Done</text:p>
        </text:list-item>
        <text:list-item>
          <text:p text:style-name="P9">Remove Kerbals Done</text:p>
        </text:list-item>
        <text:list-item>
          <text:p text:style-name="P9">Delete Group Done</text:p>
        </text:list-item>
        <text:list-item>
          <text:p text:style-name="P9">Loading Done</text:p>
        </text:list-item>
        <text:list-item>
          <text:p text:style-name="P9">Clearing</text:p>
        </text:list-item>
        <text:list-item>
          <text:p text:style-name="P9">Disabling</text:p>
        </text:list-item>
        <text:list-item>
          <text:p text:style-name="P9">Listening for kerbal dele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9:06:41.375412047</meta:creation-date>
    <dc:date>2017-12-05T22:06:59.915652905</dc:date>
    <meta:editing-duration>PT39M17S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2" meta:paragraph-count="46" meta:word-count="359" meta:character-count="2411" meta:non-whitespace-character-count="2105"/>
  </office:meta>
</office:document-meta>
</file>